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3" svg:font-family="'Liberation Serif', 'Times New Roman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Liberation Serif4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Liberation Serif4" style:font-name-complex="Liberation Serif4"/>
    </style:style>
    <style:style style:name="T4" style:family="text">
      <style:text-properties style:font-name-complex="Liberation Serif4"/>
    </style:style>
    <style:style style:name="T5" style:family="text">
      <style:text-properties fo:font-size="12pt" fo:font-weight="normal" style:font-size-asian="12pt" style:font-weight-asian="normal" style:font-name-complex="Liberation Serif4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3"/>
    </style:style>
    <style:style style:name="T8" style:family="text">
      <style:text-properties style:font-name="Liberation Serif3" style:font-name-complex="Liberation Serif3"/>
    </style:style>
    <style:style style:name="T9" style:family="text">
      <style:text-properties style:font-name="Liberation Serif3" fo:font-weight="bold" style:font-weight-asian="bold" style:font-weight-complex="bold"/>
    </style:style>
    <style:style style:name="T10" style:family="text">
      <style:text-properties style:font-name="Liberation Serif3" fo:font-weight="bold" fo:background-color="#ffffff" style:font-weight-asian="bold" style:font-name-complex="Liberation Serif3"/>
    </style:style>
    <style:style style:name="T11" style:family="text">
      <style:text-properties style:font-name="Liberation Serif3" fo:font-weight="normal" style:font-weight-asian="normal" style:font-name-complex="Liberation Serif3" style:font-weight-complex="normal"/>
    </style:style>
    <style:style style:name="T12" style:family="text">
      <style:text-properties style:font-name="Liberation Serif3" fo:font-weight="normal" style:font-name-asian="Liberation Serif3" style:font-weight-asian="normal" style:font-name-complex="Liberation Serif3" style:font-weight-complex="normal"/>
    </style:style>
    <style:style style:name="T13" style:family="text">
      <style:text-properties style:font-name="Liberation Serif3" fo:font-weight="normal" fo:background-color="#ffffff" style:font-weight-asian="normal" style:font-name-complex="Liberation Serif3" style:font-weight-complex="normal"/>
    </style:style>
    <style:style style:name="T14" style:family="text">
      <style:text-properties style:font-name="Liberation Serif3" fo:font-size="12pt" style:font-size-asian="12pt" style:font-name-complex="Liberation Serif3" style:font-size-complex="12pt"/>
    </style:style>
    <style:style style:name="T15" style:family="text">
      <style:text-properties style:font-name="Liberation Serif3" fo:font-size="12pt" style:font-size-asian="12pt" style:font-size-complex="12pt"/>
    </style:style>
    <style:style style:name="T16" style:family="text">
      <style:text-properties style:font-name="Liberation Serif3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3" fo:font-size="12pt" fo:font-weight="bold" style:font-size-asian="12pt" style:font-weight-asian="bold" style:font-name-complex="Liberation Serif3" style:font-size-complex="12pt" style:font-weight-complex="bold"/>
    </style:style>
    <style:style style:name="T18" style:family="text">
      <style:text-properties style:font-name="Liberation Serif3" fo:font-size="12pt" fo:font-weight="normal" style:font-size-asian="12pt" style:font-weight-asian="normal" style:font-name-complex="Liberation Serif3" style:font-size-complex="12pt" style:font-weight-complex="normal"/>
    </style:style>
    <style:style style:name="T19" style:family="text">
      <style:text-properties style:font-name="Liberation Serif3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3" style:font-weight-complex="bold"/>
    </style:style>
    <style:style style:name="T21" style:family="text">
      <style:text-properties fo:color="#000000" style:font-name="Liberation Serif3"/>
    </style:style>
    <style:style style:name="T22" style:family="text">
      <style:text-properties fo:color="#000000" style:font-name="Liberation Serif3" fo:font-size="12pt" style:font-size-asian="12pt" style:font-name-complex="Liberation Serif3" style:font-size-complex="12pt"/>
    </style:style>
    <style:style style:name="T23" style:family="text">
      <style:text-properties fo:color="#000000" style:font-name="Liberation Serif3" fo:font-size="12pt" style:font-size-asian="12pt" style:font-size-complex="12pt"/>
    </style:style>
    <style:style style:name="T24" style:family="text">
      <style:text-properties fo:color="#000000" style:font-name="Liberation Serif3" fo:font-size="12pt" style:text-underline-style="none" style:font-size-asian="12pt" style:font-name-complex="Liberation Serif3" style:font-size-complex="12pt"/>
    </style:style>
    <style:style style:name="T25" style:family="text">
      <style:text-properties fo:color="#000000" style:font-name="Liberation Serif3" fo:font-size="12pt" style:text-underline-style="none" fo:font-weight="bold" style:font-size-asian="12pt" style:font-weight-asian="bold" style:font-name-complex="Liberation Serif3" style:font-size-complex="12pt" style:font-weight-complex="bold"/>
    </style:style>
    <style:style style:name="T26" style:family="text">
      <style:text-properties fo:color="#000000" style:font-name="Liberation Serif3"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3" fo:font-size="12pt" fo:font-style="normal" style:text-underline-style="none" fo:font-weight="normal" fo:background-color="#ffffff" style:font-size-asian="12pt" style:font-style-asian="normal" style:font-weight-asian="normal" style:font-name-complex="Liberation Serif3" style:font-size-complex="12pt" style:font-style-complex="normal" style:font-weight-complex="normal"/>
    </style:style>
    <style:style style:name="T28" style:family="text">
      <style:text-properties fo:color="#000000" fo:font-size="14pt" fo:font-style="normal" style:text-underline-style="none" fo:font-weight="bold" fo:background-color="#ffffff" style:font-size-asian="14pt" style:font-style-asian="normal" style:font-weight-asian="bold" style:font-name-complex="Liberation Serif4" style:font-size-complex="14pt" style:font-style-complex="normal" style:font-weight-complex="bold"/>
    </style:style>
    <style:style style:name="T29" style:family="text">
      <style:text-properties fo:color="#000000" style:font-name-complex="Liberation Serif4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1" style:font-name-complex="Liberation Serif4"/>
    </style:style>
    <style:style style:name="T33" style:family="text">
      <style:text-properties style:font-name="Liberation Serif1" fo:font-size="12pt" style:font-size-asian="12pt" style:font-size-complex="12pt"/>
    </style:style>
    <style:style style:name="T34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erif1" fo:font-weight="bold" style:font-weight-asian="bold" style:font-weight-complex="bold"/>
    </style:style>
    <style:style style:name="T36" style:family="text">
      <style:text-properties fo:color="#ff0000" style:font-name="Liberation Serif3"/>
    </style:style>
    <style:style style:name="T37" style:family="text">
      <style:text-properties fo:color="#ff0000" style:font-name="Liberation Serif3" fo:font-size="12pt" style:font-size-asian="12pt" style:font-name-complex="Liberation Serif3" style:font-size-complex="12pt"/>
    </style:style>
    <style:style style:name="T38" style:family="text">
      <style:text-properties fo:color="#ff0000" style:font-name="Liberation Serif3" style:text-underline-style="solid" style:text-underline-width="auto" style:text-underline-color="font-color" style:font-name-complex="Liberation Seri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RASPI after the image (JESSIE) is on SD Card</text:p>
      <text:p text:style-name="Standard"/>
      <text:p text:style-name="Standard">sudo apt-get update</text:p>
      <text:p text:style-name="Standard">sudo apt-get dist-upgrade</text:p>
      <text:p text:style-name="Standard"/>
      <text:p text:style-name="Standard">At the moment do not use rpi-update otherwise your alsamixer will not work.</text:p>
      <text:p text:style-name="Standard"/>
      <text:p text:style-name="Standard">sudo nano /etc/dphys-swapfile <text:s/>!!! ONLY RASPI 2 <text:s/>!!!</text:p>
      <text:p text:style-name="Standard">"CONF_SWAPSIZE=100" =&gt; "CONF_SWAPSIZE=1000" || to avoid problems while compilation and using all 4 processors for compiling. ( exp. <text:span text:style-name="T1">make -j4</text:span> <text:s/>)</text:p>
      <text:p text:style-name="Standard">sudo reboot</text:p>
      <text:p text:style-name="Standard">wait some minutes</text:p>
      <text:p text:style-name="Standard"/>
      <text:p text:style-name="Standard"/>
      <text:p text:style-name="Standard">Soundcard</text:p>
      <text:p text:style-name="Standard"/>
      <text:p text:style-name="Standard">pi@pi:~ $ aplay -l</text:p>
      <text:p text:style-name="Standard"/>
      <text:p text:style-name="Standard">**** Liste der Hardware-Geräte (PLAYBACK) ****</text:p>
      <text:p text:style-name="Standard"/>
      <text:p text:style-name="Standard">Karte 0: ALSA [bcm2835 ALSA], Gerät 0: bcm2835 ALSA [bcm2835 ALSA]</text:p>
      <text:p text:style-name="Standard"><text:span text:style-name="T3"><text:s text:c="2"/></text:span>Sub-Geräte: 8/8</text:p>
      <text:p text:style-name="Standard"><text:span text:style-name="T3"><text:s text:c="2"/></text:span>Sub-Gerät #0: subdevice #0</text:p>
      <text:p text:style-name="Standard"><text:span text:style-name="T3"><text:s text:c="2"/></text:span>Sub-Gerät #1: subdevice #1</text:p>
      <text:p text:style-name="Standard"><text:span text:style-name="T3"><text:s text:c="2"/></text:span>Sub-Gerät #2: subdevice #2</text:p>
      <text:p text:style-name="Standard"><text:span text:style-name="T3"><text:s text:c="2"/></text:span>Sub-Gerät #3: subdevice #3</text:p>
      <text:p text:style-name="Standard"><text:span text:style-name="T3"><text:s text:c="2"/></text:span>Sub-Gerät #4: subdevice #4</text:p>
      <text:p text:style-name="Standard"><text:span text:style-name="T3"><text:s text:c="2"/></text:span>Sub-Gerät #5: subdevice #5</text:p>
      <text:p text:style-name="Standard"><text:span text:style-name="T3"><text:s text:c="2"/></text:span>Sub-Gerät #6: subdevice #6</text:p>
      <text:p text:style-name="Standard"><text:span text:style-name="T3"><text:s text:c="2"/></text:span>Sub-Gerät #7: subdevice #7</text:p>
      <text:p text:style-name="Standard">Karte 0: ALSA [bcm2835 ALSA], Gerät 1: bcm2835 ALSA [bcm2835 IEC958/HDMI]</text:p>
      <text:p text:style-name="Standard"><text:span text:style-name="T3"><text:s text:c="2"/></text:span>Sub-Geräte: 1/1</text:p>
      <text:p text:style-name="Standard"><text:span text:style-name="T3"><text:s text:c="2"/></text:span>Sub-Gerät #0: subdevice #0</text:p>
      <text:p text:style-name="Standard"/>
      <text:p text:style-name="Standard">Karte 1: Set [C-Media USB Headphone Set], Gerät 0: USB Audio [USB Audio]</text:p>
      <text:p text:style-name="Standard"><text:span text:style-name="T3"><text:s text:c="2"/></text:span>Sub-Geräte: 1/1</text:p>
      <text:p text:style-name="Standard"><text:span text:style-name="T3"><text:s text:c="2"/></text:span>Sub-Gerät #0: subdevice #0</text:p>
      <text:p text:style-name="Standard"/>
      <text:p text:style-name="Standard"><text:span text:style-name="T5">File </text:span><text:span text:style-name="Source_20_Text"><text:span text:style-name="T8">/etc/modprobe.d/alsa-base.conf <text:s/>isn't existing anymore !!!</text:span></text:span></text:p>
      <text:p text:style-name="Standard"><text:span text:style-name="Source_20_Text"><text:span text:style-name="T9">Instead configure only /etc/asound.conf</text:span></text:span></text:p>
      <text:p text:style-name="Standard"/>
      <text:p text:style-name="Standard"><text:span text:style-name="Source_20_Text"><text:span text:style-name="T11">pcm.!default {</text:span></text:span></text:p>
      <text:p text:style-name="Standard"><text:span text:style-name="Source_20_Text"><text:span text:style-name="T12"><text:s text:c="4"/></text:span></text:span><text:span text:style-name="Source_20_Text"><text:span text:style-name="T11">type plug</text:span></text:span></text:p>
      <text:p text:style-name="Standard"><text:span text:style-name="Source_20_Text"><text:span text:style-name="T12"><text:s text:c="4"/></text:span></text:span><text:span text:style-name="Source_20_Text"><text:span text:style-name="T11">slave { </text:span></text:span></text:p>
      <text:p text:style-name="Standard"><text:span text:style-name="Source_20_Text"><text:span text:style-name="T12"><text:s text:c="8"/></text:span></text:span><text:span text:style-name="Source_20_Text"><text:span text:style-name="T11">pcm "hw:1,0"</text:span></text:span></text:p>
      <text:p text:style-name="Standard"><text:span text:style-name="Source_20_Text"><text:span text:style-name="T12"><text:s text:c="4"/></text:span></text:span><text:span text:style-name="Source_20_Text"><text:span text:style-name="T11">}</text:span></text:span></text:p>
      <text:p text:style-name="Standard"><text:span text:style-name="Source_20_Text"><text:span text:style-name="T11">}</text:span></text:span></text:p>
      <text:p text:style-name="Standard"><text:span text:style-name="Source_20_Text"><text:span text:style-name="T11">ctl.!default {</text:span></text:span></text:p>
      <text:p text:style-name="Standard"><text:span text:style-name="Source_20_Text"><text:span text:style-name="T12"><text:s text:c="4"/></text:span></text:span><text:span text:style-name="Source_20_Text"><text:span text:style-name="T11">type hw</text:span></text:span></text:p>
      <text:p text:style-name="Standard"><text:span text:style-name="Source_20_Text"><text:span text:style-name="T12"><text:s text:c="4"/></text:span></text:span><text:span text:style-name="Source_20_Text"><text:span text:style-name="T11">card 1</text:span></text:span></text:p>
      <text:p text:style-name="Standard"><text:span text:style-name="Source_20_Text"><text:span text:style-name="T7">}</text:span></text:span></text:p>
      <text:p text:style-name="Standard"/>
      <text:p text:style-name="Standard"><text:soft-page-break/><text:span text:style-name="T2">If you are using pulseaudio:</text:span></text:p>
      <text:p text:style-name="Standard"/>
      <text:p text:style-name="Standard"><text:span text:style-name="Source_20_Text"><text:span text:style-name="T14">sudo apt-get install pulseaudio</text:span></text:span></text:p>
      <text:p text:style-name="Standard"><text:span text:style-name="Source_20_Text"><text:span text:style-name="T24">edit:</text:span></text:span></text:p>
      <text:p text:style-name="Standard"><text:span text:style-name="Source_20_Text"><text:span text:style-name="T24">sudo vi /etc/pulse/default.pa</text:span></text:span></text:p>
      <text:p text:style-name="Standard"><text:span text:style-name="Source_20_Text"><text:span text:style-name="T24">remove # from</text:span></text:span></text:p>
      <text:p text:style-name="Standard"><text:span text:style-name="Source_20_Text"><text:span text:style-name="T10">#</text:span></text:span><text:span text:style-name="Source_20_Text"><text:span text:style-name="T13">load-module module-alsa-source device=hw:1,0</text:span></text:span></text:p>
      <text:p text:style-name="Standard"><text:span text:style-name="Source_20_Text"><text:span text:style-name="T20">#set-default-source input</text:span></text:span></text:p>
      <text:p text:style-name="Standard"/>
      <text:p text:style-name="Standard"/>
      <text:p text:style-name="Standard"><text:span text:style-name="T30">Start Installation</text:span></text:p>
      <text:p text:style-name="Standard"/>
      <text:p text:style-name="Standard"><text:span text:style-name="Source_20_Text"><text:span text:style-name="T27">sudo apt-get install vim git-core python-dev bison libasound2-dev libportaudio-dev python-pyaudio swig --yes</text:span></text:span></text:p>
      <text:p text:style-name="Standard"/>
      <text:p text:style-name="Standard"><text:span text:style-name="T32">Remove </text:span><text:span text:style-name="Source_20_Text"><text:span text:style-name="T8">python-pip from Raspi</text:span></text:span></text:p>
      <text:p text:style-name="Standard"><text:span text:style-name="Source_20_Text"><text:span text:style-name="T8">sudo apt-get remove python-pip</text:span></text:span></text:p>
      <text:p text:style-name="Standard"><text:span text:style-name="T32">Install </text:span><text:span text:style-name="Source_20_Text"><text:span text:style-name="T8">python-pip new</text:span></text:span></text:p>
      <text:p text:style-name="Standard"><text:span text:style-name="Source_20_Text"><text:span text:style-name="T27">wget </text:span></text:span><text:a xlink:type="simple" xlink:href="https://raw.github.com/pypa/pip/master/contrib/get-pip.py"><text:span text:style-name="Internet_20_link"><text:span text:style-name="T32">https://raw.github.com/pypa/pip/master/contrib/get-pip.py</text:span></text:span></text:a></text:p>
      <text:p text:style-name="Standard"><text:span text:style-name="Source_20_Text"><text:span text:style-name="T16">sudo python get-pip.py</text:span></text:span></text:p>
      <text:p text:style-name="Standard"/>
      <text:p text:style-name="Standard"><text:span text:style-name="Source_20_Text"><text:span text:style-name="T27">sudo pip install slugify</text:span></text:span></text:p>
      <text:p text:style-name="Standard"><text:span text:style-name="Source_20_Text"><text:span text:style-name="T15">sudo apt-get install python-pymad</text:span></text:span></text:p>
      <text:p text:style-name="Standard"/>
      <text:p text:style-name="Standard"/>
      <text:p text:style-name="Standard"><text:span text:style-name="T33">Add the following line to the end of ~/.bash_profile (you may need to run </text:span><text:span text:style-name="Source_20_Text"><text:span text:style-name="T15">touch ~/.bash_profile</text:span></text:span><text:span text:style-name="T33"> if the file doesn’t exist already):</text:span></text:p>
      <text:p text:style-name="Standard"/>
      <text:p text:style-name="Standard"><text:span text:style-name="Source_20_Text"><text:span text:style-name="T15">export LD_LIBRARY_PATH="/usr/local/lib"</text:span></text:span></text:p>
      <text:p text:style-name="Standard"><text:span text:style-name="Source_20_Text"><text:span text:style-name="T15">source .bashrc</text:span></text:span></text:p>
      <text:p text:style-name="Standard"/>
      <text:p text:style-name="Standard"><text:span text:style-name="T33">And this to your ~/.bashrc or ~/.bash_profile:</text:span></text:p>
      <text:p text:style-name="Standard"/>
      <text:p text:style-name="Standard"><text:span text:style-name="Source_20_Text"><text:span text:style-name="T15">LD_LIBRARY_PATH="/usr/local/lib"</text:span></text:span></text:p>
      <text:p text:style-name="Standard"><text:span text:style-name="Source_20_Text"><text:span text:style-name="T15">export LD_LIBRARY_PATH</text:span></text:span></text:p>
      <text:p text:style-name="Standard"><text:span text:style-name="Source_20_Text"><text:span text:style-name="T15">PATH=$PATH:/usr/local/lib/</text:span></text:span></text:p>
      <text:p text:style-name="Standard"><text:span text:style-name="Source_20_Text"><text:span text:style-name="T15">export PATH</text:span></text:span></text:p>
      <text:p text:style-name="Standard"><text:span text:style-name="T33">With that, we’re ready to install Jasper.</text:span></text:p>
      <text:p text:style-name="Standard"><text:bookmark text:name="install-jasper"/></text:p>
      <text:p text:style-name="Standard"/>
      <text:p text:style-name="Standard"/>
      <text:p text:style-name="Standard"><text:span text:style-name="Internet_20_link"><text:span text:style-name="T28">Installing Jasper</text:span></text:span></text:p>
      <text:p text:style-name="Standard"/>
      <text:p text:style-name="Standard"><text:span text:style-name="Source_20_Text"><text:span text:style-name="T27">git clone https://github.com/jasperproject/jasper-client.git jasper</text:span></text:span></text:p>
      <text:p text:style-name="Standard"><text:span text:style-name="Source_20_Text"><text:span text:style-name="T27">sudo pip install --upgrade setuptools</text:span></text:span></text:p>
      <text:p text:style-name="Standard"><text:span text:style-name="Source_20_Text"><text:span text:style-name="T27">sudo pip install -r jasper/client/requirements.txt</text:span></text:span></text:p>
      <text:p text:style-name="Standard"><text:span text:style-name="Source_20_Text"><text:span text:style-name="T7">chmod +x jasper/jasper.py</text:span></text:span></text:p>
      <text:p text:style-name="Standard"/>
      <text:p text:style-name="Standard"/>
      <text:p text:style-name="Standard"><text:span text:style-name="T30">Installing dependencies</text:span></text:p>
      <text:p text:style-name="Standard"/>
      <text:p text:style-name="Standard"><text:span text:style-name="Source_20_Text"><text:span text:style-name="T14">wget http://downloads.sourceforge.net/project/cmusphinx/sphinxbase/0.8/sphinxbase-0.8.tar.gz</text:span></text:span></text:p>
      <text:p text:style-name="Standard"><text:span text:style-name="Source_20_Text"><text:span text:style-name="T14">tar -zxvf sphinxbase-0.8.tar.gz</text:span></text:span></text:p>
      <text:p text:style-name="Standard"><text:soft-page-break/><text:span text:style-name="Source_20_Text"><text:span text:style-name="T14">cd ~/sphinxbase-0.8/</text:span></text:span></text:p>
      <text:p text:style-name="Standard"><text:span text:style-name="Source_20_Text"><text:span text:style-name="T14">./configure --enable-fixed</text:span></text:span></text:p>
      <text:p text:style-name="Standard"><text:span text:style-name="Source_20_Text"><text:span text:style-name="T14">make </text:span></text:span><text:span text:style-name="Source_20_Text"><text:span text:style-name="T37">-j4</text:span></text:span></text:p>
      <text:p text:style-name="Standard"><text:span text:style-name="Source_20_Text"><text:span text:style-name="T14">sudo make install </text:span></text:span><text:span text:style-name="Source_20_Text"><text:span text:style-name="T37">-j4</text:span></text:span></text:p>
      <text:p text:style-name="Standard"><text:span text:style-name="Source_20_Text"><text:span text:style-name="T14">wget http://downloads.sourceforge.net/project/cmusphinx/pocketsphinx/0.8/pocketsphinx-0.8.tar.gz</text:span></text:span></text:p>
      <text:p text:style-name="Standard"><text:span text:style-name="Source_20_Text"><text:span text:style-name="T14">tar -zxvf pocketsphinx-0.8.tar.gz</text:span></text:span></text:p>
      <text:p text:style-name="Standard"><text:span text:style-name="Source_20_Text"><text:span text:style-name="T14">cd ~/pocketsphinx-0.8/</text:span></text:span></text:p>
      <text:p text:style-name="Standard"><text:span text:style-name="Source_20_Text"><text:span text:style-name="T14">./configure</text:span></text:span></text:p>
      <text:p text:style-name="Standard"><text:span text:style-name="Source_20_Text"><text:span text:style-name="T14">make </text:span></text:span><text:span text:style-name="Source_20_Text"><text:span text:style-name="T37">-j4</text:span></text:span></text:p>
      <text:p text:style-name="Standard"><text:span text:style-name="Source_20_Text"><text:span text:style-name="T7">sudo make install </text:span></text:span><text:span text:style-name="Source_20_Text"><text:span text:style-name="T36">-j4</text:span></text:span></text:p>
      <text:p text:style-name="Standard"/>
      <text:p text:style-name="Standard"><text:span text:style-name="Source_20_Text"><text:span text:style-name="T14">sudo apt-get install subversion autoconf libtool automake gfortran g++ --yes</text:span></text:span></text:p>
      <text:p text:style-name="Standard"><text:span text:style-name="Source_20_Text"><text:span text:style-name="T14">svn co https://svn.code.sf.net/p/cmusphinx/code/trunk/cmuclmtk/</text:span></text:span></text:p>
      <text:p text:style-name="Standard"><text:span text:style-name="Source_20_Text"><text:span text:style-name="T14">cd cmuclmtk/</text:span></text:span></text:p>
      <text:p text:style-name="Standard"><text:span text:style-name="Source_20_Text"><text:span text:style-name="T14">sudo ./autogen.sh &amp;&amp; sudo make &amp;&amp; sudo make install </text:span></text:span><text:span text:style-name="Source_20_Text"><text:span text:style-name="T37">-j4</text:span></text:span></text:p>
      <text:p text:style-name="Standard"><text:span text:style-name="Source_20_Text"><text:span text:style-name="T7">cd ..</text:span></text:span></text:p>
      <text:p text:style-name="Standard"/>
      <text:p text:style-name="Standard"><text:span text:style-name="T4">Download </text:span><text:span text:style-name="Source_20_Text"><text:span text:style-name="T7">openfst-1.3.3.tar.gz from here:</text:span></text:span></text:p>
      <text:p text:style-name="Standard"><text:a xlink:type="simple" xlink:href="http://www.openfst.org/twiki/bin/view/FST/FstDownload"><text:span text:style-name="Internet_20_link"><text:span text:style-name="T4">http://www.openfst.org/twiki/bin/view/FST/FstDownload</text:span></text:span></text:a></text:p>
      <text:p text:style-name="Standard"/>
      <text:p text:style-name="Standard"><text:span text:style-name="T4">Then get:</text:span></text:p>
      <text:p text:style-name="Standard"><text:span text:style-name="Source_20_Text"><text:span text:style-name="T14">wget https://mitlm.googlecode.com/files/mitlm-0.4.1.tar.gz</text:span></text:span></text:p>
      <text:p text:style-name="Standard"><text:span text:style-name="Source_20_Text"><text:span text:style-name="T7">wget https://m2m-aligner.googlecode.com/files/m2m-aligner-1.2.tar.gz</text:span></text:span></text:p>
      <text:p text:style-name="Standard"/>
      <text:p text:style-name="Standard"><text:span text:style-name="T4">Download </text:span><text:span text:style-name="Source_20_Text"><text:span text:style-name="T7">phonetisaurus-0.7.8.tgz from here:</text:span></text:span></text:p>
      <text:p text:style-name="Standard"><text:a xlink:type="simple" xlink:href="https://launchpad.net/debian/+source/phonetisaurus/0.7.8-1"><text:span text:style-name="Internet_20_link"><text:span text:style-name="T4">https://launchpad.net/debian/+source/phonetisaurus/0.7.8-1</text:span></text:span></text:a></text:p>
      <text:p text:style-name="Standard"/>
      <text:p text:style-name="Standard"/>
      <text:p text:style-name="Standard"><text:span text:style-name="Source_20_Text"><text:span text:style-name="T14">tar -xvf m2m-aligner-1.2.tar.gz</text:span></text:span></text:p>
      <text:p text:style-name="Standard"><text:span text:style-name="Source_20_Text"><text:span text:style-name="T14">tar -xvf openfst-1.3.3.tar.gz</text:span></text:span></text:p>
      <text:p text:style-name="Standard"><text:span text:style-name="Source_20_Text"><text:span text:style-name="T14">tar -xvf phonetisaurus-0.7.8.tgz</text:span></text:span></text:p>
      <text:p text:style-name="Standard"><text:span text:style-name="Source_20_Text"><text:span text:style-name="T7">tar -xvf mitlm-0.4.1.tar.gz</text:span></text:span></text:p>
      <text:p text:style-name="Standard"/>
      <text:p text:style-name="Standard"><text:span text:style-name="Source_20_Text"><text:span text:style-name="T14">cd openfst-1.3.3/</text:span></text:span></text:p>
      <text:p text:style-name="Standard"><text:span text:style-name="Source_20_Text"><text:span text:style-name="T14">sudo ./configure --enable-compact-fsts --enable-const-fsts --enable-far --enable-lookahead-fsts --enable-pdt</text:span></text:span></text:p>
      <text:p text:style-name="Standard"><text:span text:style-name="Source_20_Text"><text:span text:style-name="T7">sudo make install </text:span></text:span><text:span text:style-name="Source_20_Text"><text:span text:style-name="T36">-j4</text:span></text:span></text:p>
      <text:p text:style-name="Standard"/>
      <text:p text:style-name="Standard"><text:span text:style-name="Source_20_Text"><text:span text:style-name="T14">cd m2m-aligner-1.2/</text:span></text:span></text:p>
      <text:p text:style-name="Standard"><text:span text:style-name="Source_20_Text"><text:span text:style-name="T7">sudo make</text:span></text:span><text:span text:style-name="Source_20_Text"><text:span text:style-name="T36">-j4</text:span></text:span></text:p>
      <text:p text:style-name="Standard"/>
      <text:p text:style-name="Standard"><text:span text:style-name="Source_20_Text"><text:span text:style-name="T14">cd mitlm-0.4.1/</text:span></text:span></text:p>
      <text:p text:style-name="Standard"><text:span text:style-name="Source_20_Text"><text:span text:style-name="T14">sudo ./configure</text:span></text:span></text:p>
      <text:p text:style-name="Standard"><text:span text:style-name="Source_20_Text"><text:span text:style-name="T7">sudo make install</text:span></text:span><text:span text:style-name="Source_20_Text"><text:span text:style-name="T36">-j4</text:span></text:span></text:p>
      <text:p text:style-name="Standard"/>
      <text:p text:style-name="Standard"><text:span text:style-name="Source_20_Text"><text:span text:style-name="T14">cd phonetisaurus-0.7.8/</text:span></text:span></text:p>
      <text:p text:style-name="Standard"><text:span text:style-name="Source_20_Text"><text:span text:style-name="T14">cd src</text:span></text:span></text:p>
      <text:p text:style-name="Standard"><text:span text:style-name="Source_20_Text"><text:span text:style-name="T7">sudo make</text:span></text:span><text:span text:style-name="Source_20_Text"><text:span text:style-name="T36">-j4</text:span></text:span></text:p>
      <text:p text:style-name="Standard"/>
      <text:p text:style-name="Standard"><text:span text:style-name="Source_20_Text"><text:span text:style-name="T37">Use „-j4“ only with RASPI 2</text:span></text:span></text:p>
      <text:p text:style-name="Standard"/>
      <text:p text:style-name="Standard"><text:span text:style-name="Source_20_Text"><text:span text:style-name="T14">sudo cp ~/m2m-aligner-1.2/m2m-aligner /usr/local/bin/m2m-aligner</text:span></text:span></text:p>
      <text:p text:style-name="Standard"><text:span text:style-name="Source_20_Text"><text:span text:style-name="T7">sudo cp ~/phonetisaurus-0.7.8/phonetisaurus-g2p /usr/local/bin/phonetisaurus-g2p</text:span></text:span></text:p>
      <text:p text:style-name="Standard"><text:soft-page-break/></text:p>
      <text:p text:style-name="Standard"><text:span text:style-name="Source_20_Text"><text:span text:style-name="T23">wget https://www.dropbox.com/s/kfht75czdwucni1/g014b2b.tgz</text:span></text:span></text:p>
      <text:p text:style-name="Standard"><text:span text:style-name="Source_20_Text"><text:span text:style-name="T23">tar -xvf g014b2b.tgz</text:span></text:span></text:p>
      <text:p text:style-name="Standard"/>
      <text:p text:style-name="Standard"><text:span text:style-name="T29">Build Phonetisaurus model:</text:span></text:p>
      <text:p text:style-name="Standard"><text:span text:style-name="Source_20_Text"><text:span text:style-name="T22">cd g014b2b/</text:span></text:span></text:p>
      <text:p text:style-name="Standard"><text:span text:style-name="Source_20_Text"><text:span text:style-name="T22">./compile-fst.sh</text:span></text:span></text:p>
      <text:p text:style-name="Standard"><text:span text:style-name="Source_20_Text"><text:span text:style-name="T21">cd ..</text:span></text:span></text:p>
      <text:p text:style-name="Standard"><text:span text:style-name="Source_20_Text"><text:span text:style-name="T15">mv ~/g014b2b ~/phonetisaurus</text:span></text:span></text:p>
      <text:p text:style-name="Standard"/>
      <text:p text:style-name="Standard"/>
      <text:p text:style-name="Standard"><text:span text:style-name="T4">SVOX Pico TTS engine </text:span></text:p>
      <text:p text:style-name="Standard"><text:span text:style-name="Source_20_Text"><text:span text:style-name="T8">sudo apt-get install libpopt-dev</text:span></text:span></text:p>
      <text:p text:style-name="Standard"><text:bookmark text:name="__DdeLink__217_192555040"/><text:span text:style-name="Source_20_Text"><text:span text:style-name="T7">sudo dpkg --install pico2wave.deb</text:span></text:span></text:p>
      <text:p text:style-name="Standard"/>
      <text:p text:style-name="Standard"><text:span text:style-name="Source_20_Text"><text:span text:style-name="T38">After that go on with jasper configuration </text:span></text:span></text:p>
      <text:p text:style-name="Standard"/>
      <text:p text:style-name="Standard"><text:span text:style-name="Source_20_Text"><text:span text:style-name="T25">Updating Jasper</text:span></text:span></text:p>
      <text:p text:style-name="Standard"/>
      <text:p text:style-name="Preformatted_20_Text"><text:span text:style-name="Source_20_Text"><text:span text:style-name="T26">cd ~/jasper</text:span></text:span></text:p>
      <text:p text:style-name="Preformatted_20_Text"><text:span text:style-name="Source_20_Text"><text:span text:style-name="T15">git fetch origin</text:span></text:span></text:p>
      <text:p text:style-name="Preformatted_20_Text"><text:span text:style-name="Source_20_Text"><text:span text:style-name="T15">git checkout -- .</text:span></text:span></text:p>
      <text:p text:style-name="Preformatted_20_Text"><text:span text:style-name="Source_20_Text"><text:span text:style-name="T15">git checkout origin/jasper-dev</text:span></text:span></text:p>
      <text:p text:style-name="P2"><text:span text:style-name="Source_20_Text"><text:span text:style-name="T15">git checkout origin/feat/multilanguage-support</text:span></text:span></text:p>
      <text:p text:style-name="Standard"/>
      <text:p text:style-name="Standard"><text:span text:style-name="T6">Change Jasper to German language</text:span></text:p>
      <text:p text:style-name="Standard"/>
      <text:p text:style-name="Standard"><text:span text:style-name="T31">wget http://goofy.zamia.org/voxforge/de/voxforge-de-r20141117.tgz</text:span></text:p>
      <text:p text:style-name="Standard"><text:span text:style-name="T31">tar xvzf voxforge-de-r20141117.tgz</text:span></text:p>
      <text:p text:style-name="Standard"><text:span text:style-name="T31">cd voxforge-de-r20141117; nano run-pocketsphinx.sh</text:span></text:p>
      <text:p text:style-name="Standard"/>
      <text:p text:style-name="Standard"><text:span text:style-name="T34">The file run-pocketsphinx.sh should look like:</text:span></text:p>
      <text:p text:style-name="Standard"/>
      <text:p text:style-name="Standard"><text:span text:style-name="T31">#!/bin/bash</text:span></text:p>
      <text:p text:style-name="Standard"><text:span text:style-name="T31">pocketsphinx_continuous \</text:span></text:p>
      <text:p text:style-name="Standard"><text:span text:style-name="T31"><text:s text:c="4"/>-hmm model_parameters/voxforge.cd_cont_3000 \</text:span></text:p>
      <text:p text:style-name="Standard"><text:span text:style-name="T31"><text:s text:c="4"/>-lw 10 -feat 1s_c_d_dd -beam 1e-80 -wbeam 1e-40 \</text:span></text:p>
      <text:p text:style-name="Standard"><text:span text:style-name="T31"><text:s text:c="4"/>-dict etc/voxforge.dic \</text:span></text:p>
      <text:p text:style-name="Standard"><text:span text:style-name="T31"><text:s text:c="4"/>-wip 0.2 \</text:span></text:p>
      <text:p text:style-name="Standard"><text:span text:style-name="T31"><text:s text:c="4"/>-agc none -varnorm no -cmn current -inmic yes \</text:span></text:p>
      <text:p text:style-name="Standard"><text:span text:style-name="T31"><text:s text:c="4"/>-lm etc/voxforge.lm.DMP</text:span></text:p>
      <text:p text:style-name="Standard"><text:span text:style-name="T31">If you want to test everything you can just run:</text:span></text:p>
      <text:p text:style-name="Standard"/>
      <text:p text:style-name="Standard"><text:span text:style-name="T31">./run-pocketsphinx.s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5">Change </text:span><text:span text:style-name="Source_20_Text"><text:span text:style-name="T17">~/.jasper/profile.yml</text:span></text:span></text:p>
      <text:p text:style-name="Standard"/>
      <text:p text:style-name="Standard"><text:span text:style-name="Source_20_Text"><text:span text:style-name="T18">language: 'de-DE'</text:span></text:span></text:p>
      <text:p text:style-name="Standard"><text:span text:style-name="Source_20_Text"><text:span text:style-name="T18">carrier: ''</text:span></text:span></text:p>
      <text:p text:style-name="Standard"><text:span text:style-name="Source_20_Text"><text:span text:style-name="T18">first_name: XXXX</text:span></text:span></text:p>
      <text:p text:style-name="Standard"><text:span text:style-name="Source_20_Text"><text:span text:style-name="T18">gmail_password: ''</text:span></text:span></text:p>
      <text:p text:style-name="Standard"><text:span text:style-name="Source_20_Text"><text:span text:style-name="T18">location: XXXX</text:span></text:span></text:p>
      <text:p text:style-name="Standard"><text:span text:style-name="Source_20_Text"><text:span text:style-name="T18">phone_number: ''</text:span></text:span></text:p>
      <text:p text:style-name="Standard"><text:span text:style-name="Source_20_Text"><text:span text:style-name="T18">prefers_email: false</text:span></text:span></text:p>
      <text:p text:style-name="Standard"><text:span text:style-name="Source_20_Text"><text:span text:style-name="T18">stt_engine: sphinx</text:span></text:span></text:p>
      <text:p text:style-name="Standard"><text:span text:style-name="Source_20_Text"><text:span text:style-name="T18">pocketsphinx:</text:span></text:span></text:p>
      <text:p text:style-name="Standard"><text:span text:style-name="Source_20_Text"><text:span text:style-name="T18"><text:s text:c="2"/>fst_model: '../phonetisaurus/g014b2b.fst' <text:s text:c="29"/>#optional</text:span></text:span></text:p>
      <text:p text:style-name="Standard"><text:span text:style-name="Source_20_Text"><text:span text:style-name="T18"><text:s text:c="2"/>hmm_dir: '/home/pi/voxforge-de-r20141117/model_parameters/voxforge.cd_cont_3000'</text:span></text:span></text:p>
      <text:p text:style-name="Standard"><text:span text:style-name="Source_20_Text"><text:span text:style-name="T18">tts_engine: pico-tts</text:span></text:span></text:p>
      <text:p text:style-name="Standard"><text:span text:style-name="Source_20_Text"><text:span text:style-name="T18">timezone: Europe/Berlin</text:span></text:span></text:p>
      <text:p text:style-name="Standard"><text:span text:style-name="Source_20_Text"><text:span text:style-name="T18">input_device: 'default'</text:span></text:span></text:p>
      <text:p text:style-name="Standard"><text:span text:style-name="Source_20_Text"><text:span text:style-name="T18">output_device: 'default'</text:span></text:span></text:p>
      <text:p text:style-name="Standard"/>
      <text:p text:style-name="Standard"><text:span text:style-name="Source_20_Text"><text:span text:style-name="T19">$ sudo apt-get update</text:span></text:span></text:p>
      <text:p text:style-name="Standard"><text:span text:style-name="Source_20_Text"><text:span text:style-name="T15">$ sudo apt-get install gettext</text:span></text:span></text:p>
      <text:p text:style-name="Standard"/>
      <text:p text:style-name="Standard"><text:span text:style-name="T33">I added a convenience script to compile all </text:span><text:span text:style-name="Source_20_Text"><text:span text:style-name="T15">*.po</text:span></text:span><text:span text:style-name="T33"> files into their respective </text:span><text:span text:style-name="Source_20_Text"><text:span text:style-name="T15">*.mo</text:span></text:span><text:span text:style-name="T33"> files. First update your jasper installation:</text:span></text:p>
      <text:p text:style-name="Standard"/>
      <text:p text:style-name="Standard"><text:span text:style-name="Source_20_Text"><text:span text:style-name="T15">$ cd ~/jasper</text:span></text:span></text:p>
      <text:p text:style-name="Standard"><text:span text:style-name="Source_20_Text"><text:span text:style-name="T15">$ git fetch origin</text:span></text:span></text:p>
      <text:p text:style-name="Standard"><text:span text:style-name="Source_20_Text"><text:span text:style-name="T15">$ git checkout origin/feat/multilanguage-support</text:span></text:span></text:p>
      <text:p text:style-name="Standard"/>
      <text:p text:style-name="Standard">Then you can run the script:</text:p>
      <text:p text:style-name="Standard"/>
      <text:p text:style-name="Standard"><text:span text:style-name="Source_20_Text"><text:span text:style-name="T15">$ cd ~/jasper</text:span></text:span></text:p>
      <text:p text:style-name="Standard"><text:span text:style-name="Source_20_Text"><text:span text:style-name="T15">$ ./compile_translations.sh</text:span></text:span></text:p>
      <text:p text:style-name="Standard"/>
      <text:p text:style-name="Standard"><text:span text:style-name="Source_20_Text"><text:span text:style-name="T18">You only need to do this once (unless the translations get updated or new ones are added). After doing that, You can run jasper and test.</text:span></text:span></text:p>
      <text:p text:style-name="Standard"/>
      <text:p text:style-name="Standard"><text:span text:style-name="Source_20_Text"><text:span text:style-name="T17">Thanks for all support to Jan Holthuis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3" svg:font-family="'Liberation Serif', 'Times New Roman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Liberation Serif4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1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orphans="0" fo:widows="0" fo:hyphenation-ladder-count="no-limit" fo:keep-with-next="always">
        <style:tab-stops>
          <style:tab-stop style:position="1.251cm"/>
        </style:tab-stops>
      </style:paragraph-properties>
      <style:text-properties fo:color="#00000a" style:font-name="Liberation Sans" fo:font-size="14pt" fo:language="de" fo:country="DE" style:font-name-asian="WenQuanYi Micro Hei" style:font-size-asian="14pt" style:language-asian="zh" style:country-asian="CN" style:font-name-complex="Lohit Hindi" style:font-size-complex="14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fo:orphans="0" fo:widows="0" fo:hyphenation-ladder-count="no-limit">
        <style:tab-stops>
          <style:tab-stop style:position="1.251cm"/>
        </style:tab-stops>
      </style:paragraph-properties>
      <style:text-properties fo:color="#00000a" style:font-name="Liberation Serif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fo:orphans="0" fo:widows="0" fo:hyphenation-ladder-count="no-limit" text:number-lines="false" text:line-number="0">
        <style:tab-stops>
          <style:tab-stop style:position="1.251cm"/>
        </style:tab-stops>
      </style:paragraph-properties>
      <style:text-properties fo:color="#00000a" style:font-name="Liberation Serif" fo:font-size="12pt" fo:language="de" fo:country="DE" fo:font-style="italic" style:font-name-asian="WenQuanYi Micro Hei" style:font-size-asian="12pt" style:language-asian="zh" style:country-asian="CN" style:font-style-asian="italic" style:font-name-complex="Lohit Hindi1" style:font-size-complex="12pt" style:language-complex="hi" style:country-complex="IN" style:font-style-complex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>
        <style:tab-stops>
          <style:tab-stop style:position="1.251cm"/>
        </style:tab-stops>
      </style:paragraph-properties>
      <style:text-properties fo:color="#00000a" style:font-name="Liberation Serif" fo:font-size="12pt" fo:language="de" fo:country="DE" style:font-name-asian="WenQuanYi Micro Hei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text-indent="0cm" style:auto-text-indent="false"/>
      <style:text-properties style:font-name="Liberation Serif2" fo:font-size="18pt" fo:font-style="italic" fo:font-weight="bold" style:font-name-asian="WenQuanYi Micro Hei" style:font-size-asian="18pt" style:font-style-asian="italic" style:font-weight-asian="bold" style:font-name-complex="Lohit Hindi" style:font-size-complex="18pt" style:font-style-complex="italic" style:font-weight-complex="bold"/>
    </style:style>
    <style:style style:name="WW-Standard" style:family="paragraph" style:default-outline-level="">
      <style:paragraph-properties fo:orphans="0" fo:widows="0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1" fo:font-size="12pt" fo:language="de" fo:country="DE" fo:font-weight="normal" style:font-name-asian="WenQuanYi Micro Hei" style:font-size-asian="12pt" style:language-asian="zh" style:country-asian="CN" style:font-weight-asian="normal" style:font-name-complex="Lohit Hindi" style:font-size-complex="12pt" style:language-complex="hi" style:country-complex="IN" style:font-weight-complex="normal" fo:hyphenate="false" fo:hyphenation-remain-char-count="2" fo:hyphenation-push-char-count="2"/>
    </style:style>
    <style:style style:name="Preformatted_20_Text" style:display-name="Preformatted Text" style:family="paragraph" style:parent-style-name="WW-Standard" style:default-outline-level="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de" fo:country="DE" style:text-underline-style="solid" style:text-underline-width="auto" style:text-underline-color="font-color" style:language-asian="de" style:country-asian="DE" style:language-complex="de" style:country-complex="D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cm" fo:margin-right="1.104cm" style:writing-mode="lr-tb" style:layout-grid-color="#c0c0c0" style:layout-grid-lines="30" style:layout-grid-base-height="0.847cm" style:layout-grid-ruby-height="0.00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7:46:49</meta:creation-date>
    <dc:date>2015-11-26T14:45:02</dc:date>
    <meta:editing-cycles>0</meta:editing-cycles>
    <meta:editing-duration>P23DT22H11M8S</meta:editing-duration>
    <meta:generator>LibreOffice/3.5$Linux_X86_64 LibreOffice_project/350m1$Build-2</meta:generator>
    <meta:document-statistic meta:table-count="0" meta:image-count="0" meta:object-count="0" meta:page-count="5" meta:paragraph-count="171" meta:word-count="677" meta:character-count="5713" meta:non-whitespace-character-count="5098"/>
  </office:meta>
</office:document-meta>
</file>